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docu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rinder Hans</meta:initial-creator>
    <meta:creation-date>2013-08-18T11:39:55</meta:creation-date>
    <dc:date>2013-08-18T11:40:30</dc:date>
    <dc:creator>Gurinder Hans</dc:creator>
    <meta:editing-duration>P0D</meta:editing-duration>
    <meta:editing-cycles>1</meta:editing-cycles>
    <meta:document-statistic meta:table-count="0" meta:image-count="0" meta:object-count="0" meta:page-count="1" meta:paragraph-count="1" meta:word-count="4" meta:character-count="19" meta:non-whitespace-character-count="16"/>
    <meta:generator>LibreOffice/3.5$Linux_x86 LibreOffice_project/350m1$Build-2</meta:generator>
  </office:meta>
</office:document-meta>
</file>